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2pt" fo:language="fr" fo:country="FR" fo:font-weight="normal" officeooo:rsid="00176b56" officeooo:paragraph-rsid="00176b56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language="fr" fo:country="FR"/>
    </style:style>
    <style:style style:name="P4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fr" fo:country="FR" fo:font-weight="bold" officeooo:paragraph-rsid="000ec8b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fr" fo:country="FR" fo:font-weight="bold" officeooo:rsid="000d2f39" officeooo:paragraph-rsid="000d2f3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fr" fo:country="FR" fo:font-weight="bold" officeooo:rsid="00147514" officeooo:paragraph-rsid="0014751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fr" fo:country="FR" fo:font-weight="bold" officeooo:rsid="0014c81d" officeooo:paragraph-rsid="0014c81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fr" fo:country="FR" fo:font-weight="bold" officeooo:rsid="001619e3" officeooo:paragraph-rsid="001619e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fr" fo:country="FR"/>
    </style:style>
    <style:style style:name="P11" style:family="paragraph" style:parent-style-name="Standard">
      <style:paragraph-properties fo:text-align="center" style:justify-single-word="false"/>
      <style:text-properties fo:language="fr" fo:country="FR" officeooo:rsid="000d2f39" officeooo:paragraph-rsid="000d2f39"/>
    </style:style>
    <style:style style:name="P12" style:family="paragraph" style:parent-style-name="Standard">
      <style:paragraph-properties fo:text-align="center" style:justify-single-word="false"/>
      <style:text-properties fo:language="fr" fo:country="FR" fo:font-style="normal" fo:font-weight="bold" officeooo:rsid="00127693" officeooo:paragraph-rsid="00127693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fr" fo:country="FR" officeooo:rsid="00127693" officeooo:paragraph-rsid="00127693"/>
    </style:style>
    <style:style style:name="P14" style:family="paragraph" style:parent-style-name="Standard">
      <style:paragraph-properties fo:text-align="center" style:justify-single-word="false"/>
      <style:text-properties fo:language="fr" fo:country="FR" officeooo:rsid="00147514" officeooo:paragraph-rsid="00147514"/>
    </style:style>
    <style:style style:name="P15" style:family="paragraph" style:parent-style-name="Standard">
      <style:paragraph-properties fo:text-align="center" style:justify-single-word="false"/>
      <style:text-properties fo:language="fr" fo:country="FR" officeooo:rsid="0014c81d" officeooo:paragraph-rsid="0014c81d"/>
    </style:style>
    <style:style style:name="P16" style:family="paragraph" style:parent-style-name="Standard">
      <style:paragraph-properties fo:text-align="center" style:justify-single-word="false"/>
      <style:text-properties fo:language="fr" fo:country="FR" officeooo:rsid="001619e3" officeooo:paragraph-rsid="001619e3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officeooo:rsid="00077a64" officeooo:paragraph-rsid="00077a64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font-size="15pt" fo:language="fr" fo:country="FR" fo:font-weight="bold" officeooo:rsid="00176b56" officeooo:paragraph-rsid="00176b56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176b56" officeooo:paragraph-rsid="00176b5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191100" officeooo:paragraph-rsid="0019110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language="fr" fo:country="FR" fo:font-weight="bold" officeooo:rsid="00176b56" officeooo:paragraph-rsid="00176b56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language="fr" fo:country="FR" fo:font-weight="bold" officeooo:rsid="00191100" officeooo:paragraph-rsid="00191100" style:font-size-asian="10.5pt" style:font-weight-asian="bold" style:font-size-complex="12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language="fr" fo:country="FR" fo:font-weight="bold" officeooo:rsid="00077a64" officeooo:paragraph-rsid="00077a64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language="fr" fo:country="FR" fo:font-weight="bold" officeooo:rsid="00077a64" officeooo:paragraph-rsid="00077a64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language="fr" fo:country="FR" fo:font-weight="bold" officeooo:rsid="000a1938" officeooo:paragraph-rsid="000a1938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language="fr" fo:country="FR" fo:font-weight="bold" officeooo:rsid="000d2f39" officeooo:paragraph-rsid="000d2f39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language="fr" fo:country="FR" officeooo:rsid="00091f1d" officeooo:paragraph-rsid="00091f1d"/>
    </style:style>
    <style:style style:name="P2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language="fr" fo:country="FR" officeooo:rsid="000a1938" officeooo:paragraph-rsid="000a1938"/>
    </style:style>
    <style:style style:name="P2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fr" fo:country="FR" fo:font-weight="bold" officeooo:rsid="00077a64" officeooo:paragraph-rsid="00077a64" style:font-size-asian="14pt" style:font-weight-asian="bold" style:font-size-complex="14pt" style:font-weight-complex="bold"/>
    </style:style>
    <style:style style:name="T1" style:family="text">
      <style:text-properties officeooo:rsid="000a1938"/>
    </style:style>
    <style:style style:name="T2" style:family="text">
      <style:text-properties fo:language="fr" fo:country="FR"/>
    </style:style>
    <style:style style:name="T3" style:family="text">
      <style:text-properties officeooo:rsid="002401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ière</text:p>
      <text:p text:style-name="P23"/>
      <text:p text:style-name="P24"/>
      <text:p text:style-name="P29">B<text:span text:style-name="T3">é</text:span>n<text:span text:style-name="T3">é</text:span>dicité:</text:p>
      <text:p text:style-name="P10"/>
      <text:p text:style-name="P10"/>
      <text:p text:style-name="P4">Air de Frère Jaque:</text:p>
      <text:p text:style-name="P4"/>
      <text:p text:style-name="P10">À la table, à la table</text:p>
      <text:p text:style-name="P10">Venez tous, venez tous</text:p>
      <text:p text:style-name="P10">Et que Dieu bénisse, et que Dieu bénisse</text:p>
      <text:p text:style-name="P10">Ce repas, ce repas</text:p>
      <text:p text:style-name="P27"/>
      <text:p text:style-name="P27"/>
      <text:p text:style-name="P25">B<text:span text:style-name="T3">é</text:span>nissez-nous:</text:p>
      <text:p text:style-name="P25"/>
      <text:p text:style-name="P10">Bénissez-<text:span text:style-name="T1">nous</text:span> seigneur,</text:p>
      <text:p text:style-name="P10">Bénissez ce repas ; ceux qui l’ont préparé</text:p>
      <text:p text:style-name="P10">Et procurez du pain</text:p>
      <text:p text:style-name="P10">À ceux qui n’en n’ont pas</text:p>
      <text:p text:style-name="P10">Ainsi soit-il</text:p>
      <text:p text:style-name="P28"/>
      <text:p text:style-name="P28"/>
      <text:p text:style-name="P26">Dieu de la Manne:</text:p>
      <text:p text:style-name="P26"/>
      <text:p text:style-name="P10">Dieu de la manne</text:p>
      <text:p text:style-name="P10">Dieu de la manne et des hébreux</text:p>
      <text:p text:style-name="P10">Bénis ce repas en ce lieu</text:p>
      <text:p text:style-name="P10">Ainsi soit-il</text:p>
      <text:p text:style-name="P10"/>
      <text:p text:style-name="P10"/>
      <text:p text:style-name="P6">Quand la Soupe:</text:p>
      <text:p text:style-name="P6"/>
      <text:p text:style-name="P10">Quand la soupe bout dans la marmite</text:p>
      <text:p text:style-name="P10">« Vite, à table ! » crient les marmitons</text:p>
      <text:p text:style-name="P10">Accourez, venez tous bien vite</text:p>
      <text:p text:style-name="P10">Recevoir du seigneur tous ses dons</text:p>
      <text:p text:style-name="P10">Accourez, venez tous bien vite</text:p>
      <text:p text:style-name="P10">Recevoir du seigneur tous ses dons</text:p>
      <text:p text:style-name="P11"/>
      <text:p text:style-name="P11"/>
      <text:p text:style-name="P5">Un ami à droite, un ami à gauche:</text:p>
      <text:p text:style-name="P5"/>
      <text:p text:style-name="P10">Un ami à droite, un ami à gauche</text:p>
      <text:p text:style-name="P10">À tous bon appétit !</text:p>
      <text:p text:style-name="P10">Un ami à droite, un ami à gauche</text:p>
      <text:p text:style-name="P10">À tous bon appétit !</text:p>
      <text:p text:style-name="P10">Merci seigneur, pour ce repas</text:p>
      <text:p text:style-name="P10">Merci seigneur, pour ce repas</text:p>
      <text:p text:style-name="P10">Merci seigneur, pour ce repas</text:p>
      <text:p text:style-name="P10">À tous bon appétit !</text:p>
      <text:p text:style-name="P12"><text:soft-page-break/>Compagnons:</text:p>
      <text:p text:style-name="P12"/>
      <text:p text:style-name="P13">Compagnons, partageons ce pain</text:p>
      <text:p text:style-name="P13">Mangeons tous car nous avons faim</text:p>
      <text:p text:style-name="P13">Que Dieu Bénisse ce repas</text:p>
      <text:p text:style-name="P13">Compagnons, Compagnons</text:p>
      <text:p text:style-name="P13"/>
      <text:p text:style-name="P13"/>
      <text:p text:style-name="P7">Les Paysans de France:</text:p>
      <text:p text:style-name="P14"/>
      <text:p text:style-name="P10">Bénis le labeur des paysans de France</text:p>
      <text:p text:style-name="P10">Maître des moissons</text:p>
      <text:p text:style-name="P10">Fais que leurs efforts assurent à tous nos frères, Le pain quotidien,</text:p>
      <text:p text:style-name="P10">Et s’il vient un jour à manquer en France,</text:p>
      <text:p text:style-name="P10">Souviens-toi</text:p>
      <text:p text:style-name="P10">De ce jour où, pour une foule immense,</text:p>
      <text:p text:style-name="P10">Tu le multiplias.</text:p>
      <text:p text:style-name="P13"/>
      <text:p text:style-name="P13"/>
      <text:p text:style-name="P8">Maître du temps:</text:p>
      <text:p text:style-name="P10"/>
      <text:p text:style-name="P10">Maître du ciel et des saisons,</text:p>
      <text:p text:style-name="P10">Bénis le pain que nous mangeons,</text:p>
      <text:p text:style-name="P10">À tous ceux qui ont faim et froid,</text:p>
      <text:p text:style-name="P10">Donne la maison et le pain.</text:p>
      <text:p text:style-name="P15"/>
      <text:p text:style-name="P15"/>
      <text:p text:style-name="P1"><text:span text:style-name="T2">(Sur l’air des </text:span><text:span text:style-name="Emphasis"><text:span text:style-name="T2">Laudes scoutes</text:span></text:span><text:span text:style-name="T2"> )</text:span></text:p>
      <text:p text:style-name="P10"/>
      <text:p text:style-name="P10">Au nom du Père et du Fils et du Saint-Esprit,</text:p>
      <text:p text:style-name="P10">Seigneur, bénis cette table,</text:p>
      <text:p text:style-name="P10">Et que ta main secourable,</text:p>
      <text:p text:style-name="P10">Nous donne à tous le pain et le vin quotidiens.</text:p>
      <text:p text:style-name="P15"/>
      <text:p text:style-name="P15"/>
      <text:p text:style-name="P9">Cinq Pains et Deux Poissons:</text:p>
      <text:p text:style-name="P16"/>
      <text:p text:style-name="P10">Nos cinq pains et nos deux poissons,</text:p>
      <text:p text:style-name="P10">Seigneur, nous te les offrons,</text:p>
      <text:p text:style-name="P10">Multiplie les pour la faim des hommes,</text:p>
      <text:p text:style-name="P10">Et qu’ensemble nous chantions ton nom !</text:p>
      <text:p text:style-name="P10">Ô Dieu qui procurez pâture</text:p>
      <text:p text:style-name="P10">Aux tout petits oiseaux,</text:p>
      <text:p text:style-name="P10">Bénissez notre nourriture et purifiez notre eau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oft-page-break/>Prière</text:p>
      <text:p text:style-name="P19"/>
      <text:p text:style-name="P19"/>
      <text:p text:style-name="P21">Prière Scout:</text:p>
      <text:p text:style-name="P19"/>
      <text:p text:style-name="P10">Seigneur Jésus apprenez-nous à être généreux,</text:p>
      <text:p text:style-name="P10">À vous servir comme vous le méritez,</text:p>
      <text:p text:style-name="P10">À donner sans compter,</text:p>
      <text:p text:style-name="P10">À combattre sans souci des blessures,</text:p>
      <text:p text:style-name="P10">À travailler sans chercher le repos,</text:p>
      <text:p text:style-name="P10">À nous dépenser sans attendre d’autre récompense</text:p>
      <text:p text:style-name="P10">Que celle de savoir</text:p>
      <text:p text:style-name="P10">Que nous faisons votre sainte volonté.</text:p>
      <text:p text:style-name="P19"/>
      <text:p text:style-name="P19"/>
      <text:p text:style-name="P21">Notre Père:</text:p>
      <text:p text:style-name="P19"/>
      <text:p text:style-name="P2">Notre Père, qui es aux cieux,<text:line-break/>que ton nom soit sanctifié,<text:line-break/>que ton règne vienne,<text:line-break/>que ta volonté soit faite sur la terre comme au ciel.<text:line-break/>Donne-nous aujourd’hui notre pain de ce jour.<text:line-break/>Pardonne-nous nos offenses,<text:line-break/>comme nous pardonnons aussi à ceux qui nous ont offensés.<text:line-break/>Et ne nous laisse pas entrer en tentation<text:line-break/>mais délivre-nous du Mal.</text:p>
      <text:p text:style-name="P3">Amen</text:p>
      <text:p text:style-name="P19"/>
      <text:p text:style-name="P19"/>
      <text:p text:style-name="P21">Je crois en Dieu:</text:p>
      <text:p text:style-name="P19"/>
      <text:p text:style-name="P19">Je crois en Dieu, <text:line-break/>le Père tout-puissant, <text:line-break/>créateur du ciel et de la terre ; <text:line-break/>et en Jésus-Christ, <text:line-break/>son Fils unique, notre Seigneur, <text:line-break/>qui a été conçu du Saint-Esprit, <text:line-break/>est né de la Vierge Marie, <text:line-break/>a souffert sous Ponce Pilate, <text:line-break/>a été crucifié, <text:line-break/>est mort et a été enseveli, <text:line-break/>est descendu aux enfers, <text:line-break/>le troisième jour est ressuscité des morts, <text:line-break/>est monté aux cieux, <text:line-break/>est assis à la droite de Dieu le Père tout-puissant, <text:line-break/>d’où il viendra juger les vivants et les morts. <text:line-break/>Je crois en l’Esprit-Saint, <text:line-break/>à la sainte Eglise catholique, <text:line-break/>à la communion des saints, <text:line-break/>à la rémission des péchés, <text:line-break/><text:soft-page-break/>à la résurrection de la chair, <text:line-break/>à la vie éternelle. <text:line-break/>Amen.</text:p>
      <text:p text:style-name="P19"/>
      <text:p text:style-name="P21">Je Vous salue Marie:</text:p>
      <text:p text:style-name="P19"/>
      <text:p text:style-name="P10">Je vous salue Marie, pleine de grâce ;<text:line-break/>Le Seigneur est avec vous.<text:line-break/>Vous êtes bénie entre toutes les femmes<text:line-break/>Et Jésus, le fruit de vos entrailles, est béni.<text:line-break/>Sainte Marie, Mère de Dieu,<text:line-break/>Priez pour nous pauvres pécheurs,<text:line-break/>Maintenant et à l’heure de notre mort.</text:p>
      <text:p text:style-name="P10">Amen</text:p>
      <text:p text:style-name="P19"/>
      <text:p text:style-name="P19"/>
      <text:p text:style-name="P21">Notre Dame des Éclaireurs:</text:p>
      <text:p text:style-name="P19"/>
      <text:p text:style-name="P10">Le soir étend sur la terre</text:p>
      <text:p text:style-name="P10">Son grand manteau de velours</text:p>
      <text:p text:style-name="P10">Et ce camp calme et solitaire</text:p>
      <text:p text:style-name="P10">Se recueille en ton amour.</text:p>
      <text:p text:style-name="P10"/>
      <text:p text:style-name="P1"><text:span text:style-name="Strong_20_Emphasis"><text:span text:style-name="T2">O vierge de lumière </text:span></text:span></text:p>
      <text:p text:style-name="P1"><text:span text:style-name="Strong_20_Emphasis"><text:span text:style-name="T2">Étoile de nos cœurs</text:span></text:span></text:p>
      <text:p text:style-name="P1"><text:span text:style-name="Strong_20_Emphasis"><text:span text:style-name="T2">Entends notre prière </text:span></text:span></text:p>
      <text:p text:style-name="P1"><text:span text:style-name="Strong_20_Emphasis"><text:span text:style-name="T2">Notre-Dame des Éclaireurs.</text:span></text:span></text:p>
      <text:p text:style-name="P10"/>
      <text:p text:style-name="P10">O douce Dame aux étoiles</text:p>
      <text:p text:style-name="P10">Jette un regard sur ce camp</text:p>
      <text:p text:style-name="P10">Où tes fils sous leurs frêles toiles</text:p>
      <text:p text:style-name="P10">Vont dormir en t’invoquant.</text:p>
      <text:p text:style-name="P10"/>
      <text:p text:style-name="P10">O toi plus blanche que neige</text:p>
      <text:p text:style-name="P10">Dans ton manteau virginal</text:p>
      <text:p text:style-name="P10">Ta beauté, Vierge, nous protège</text:p>
      <text:p text:style-name="P10">Contre la laideur du mal.</text:p>
      <text:p text:style-name="P10"/>
      <text:p text:style-name="P10">Fais-nous quitter l’existence</text:p>
      <text:p text:style-name="P10">Joyeux et pleins d’abandon</text:p>
      <text:p text:style-name="P10">Comme un scout après les vacances</text:p>
      <text:p text:style-name="P10">S’en retourne à la maison.</text:p>
      <text:p text:style-name="P19"/>
      <text:p text:style-name="P19"/>
      <text:p text:style-name="P21">Prière de Charles de Foucault:</text:p>
      <text:p text:style-name="P19"/>
      <text:p text:style-name="P10">Mon Père, mon Père, je m’abandonne à toi,</text:p>
      <text:p text:style-name="P10">Fais de moi ce qu’il te plaira.</text:p>
      <text:p text:style-name="P10">Quoi que tu fasses, je te remercie.</text:p>
      <text:p text:style-name="P10">Je suis prêt à tout, j’accepte tout.</text:p>
      <text:p text:style-name="P10">Car tu es mon Père, je m’abandonne à toi,</text:p>
      <text:p text:style-name="P10">Car tu es mon Père, je me confie en toi.</text:p>
      <text:p text:style-name="P10"><text:soft-page-break/></text:p>
      <text:p text:style-name="P10">Mon Père, mon Père, en toi je me confie.</text:p>
      <text:p text:style-name="P10">En tes mains je mets mon esprit</text:p>
      <text:p text:style-name="P10">Je te le donne le cœur plein d’amour.</text:p>
      <text:p text:style-name="P10">Je n’ai qu’un désir, t’appartenir.</text:p>
      <text:p text:style-name="P10">Car tu es mon Père, je m’abandonne à toi,</text:p>
      <text:p text:style-name="P10">Car tu es mon Père, je me confie en toi.</text:p>
      <text:p text:style-name="P19"/>
      <text:p text:style-name="P19"/>
      <text:p text:style-name="P22">Angélus:</text:p>
      <text:p text:style-name="P20"/>
      <text:p text:style-name="P1"><text:span text:style-name="Strong_20_Emphasis"><text:span text:style-name="T2">Voici que l’ange Gabriel</text:span></text:span></text:p>
      <text:p text:style-name="P1"><text:span text:style-name="Strong_20_Emphasis"><text:span text:style-name="T2">Devant la Vierge est apparu<text:line-break/>De toi va naître un enfant Dieu</text:span></text:span></text:p>
      <text:p text:style-name="P1"><text:span text:style-name="Strong_20_Emphasis"><text:span text:style-name="T2">Et tu l’appelleras Jésus.</text:span></text:span></text:p>
      <text:p text:style-name="P1"><text:span text:style-name="Strong_20_Emphasis"><text:span text:style-name="T2">(Fin) Et son nom est Emmanuel.</text:span></text:span></text:p>
      <text:p text:style-name="P10"/>
      <text:p text:style-name="P10">De mon Seigneur j’ai tout reçu,</text:p>
      <text:p text:style-name="P10">Je l’ai servi jusqu’à ce jour.</text:p>
      <text:p text:style-name="P10">Qu’il fasse en moi sa volonté,</text:p>
      <text:p text:style-name="P10">Je m’abandonne à son amour.</text:p>
      <text:p text:style-name="P10"><text:line-break/>Et Dieu se fit petit enfant,</text:p>
      <text:p text:style-name="P10">La Vierge lui donna son corps.<text:line-break/>Il connut toute notre vie,</text:p>
      <text:p text:style-name="P10">Nos humbles joies et notre mort.</text:p>
      <text:p text:style-name="P20"/>
      <text:p text:style-name="P20"/>
      <text:p text:style-name="P22">Complies Scout</text:p>
      <text:p text:style-name="P20"/>
      <text:p text:style-name="P10">Avant d’aller dormir, sous les étoiles,<text:line-break/>Doux Maître, humblement à genoux,<text:line-break/>Tes fils t’ouvrent leur cœur sans voile,<text:line-break/>Si nous avons péché, pardonne-nous ! <text:line-break/></text:p>
      <text:p text:style-name="P10">Éloigne de ce camp le mal qui passe,<text:line-break/>Cherchant dans la nuit son butin.<text:line-break/>Sans toi, de toutes ces menaces,<text:line-break/>Qui nous protégera, Berger divin ? </text:p>
      <text:p text:style-name="P10"/>
      <text:p text:style-name="P10">Protège aussi, Seigneur, ceux qui nous aiment,<text:line-break/>Partout garde-les du péril.<text:line-break/>Pitié pour les méchants eux-mêmes<text:line-break/>Et paix à tous nos morts, ainsi soit-il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0T10:32:37.564842854</meta:creation-date>
    <dc:date>2021-06-24T12:43:37.807232944</dc:date>
    <meta:editing-duration>PT43M28S</meta:editing-duration>
    <meta:editing-cycles>32</meta:editing-cycles>
    <meta:generator>LibreOffice/7.0.4.2$Linux_X86_64 LibreOffice_project/00$Build-2</meta:generator>
    <meta:document-statistic meta:table-count="0" meta:image-count="0" meta:object-count="0" meta:page-count="5" meta:paragraph-count="133" meta:word-count="973" meta:character-count="5259" meta:non-whitespace-character-count="4391"/>
  </office:meta>
</office:document-meta>
</file>